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333300" fo:border-left="0.06pt solid #000000" fo:border-right="none" fo:border-top="0.06pt solid #000000"/>
      <style:text-properties fo:color="#ccff66"/>
    </style:style>
    <style:style style:name="ce3" style:family="table-cell" style:parent-style-name="Default">
      <style:table-cell-properties fo:border-bottom="none" fo:background-color="#333300" fo:border-left="0.06pt solid #000000" fo:border-right="none" fo:border-top="none"/>
      <style:text-properties fo:color="#ccff66"/>
    </style:style>
    <style:style style:name="ce4" style:family="table-cell" style:parent-style-name="Default">
      <style:table-cell-properties fo:border-bottom="0.06pt solid #000000" fo:background-color="#333300" fo:border-left="0.06pt solid #000000" fo:border-right="none" fo:border-top="none"/>
      <style:text-properties fo:color="#ccff66"/>
    </style:style>
    <style:style style:name="ce5" style:family="table-cell" style:parent-style-name="Default">
      <style:table-cell-properties fo:border-bottom="none" fo:background-color="#333300" fo:border-left="none" fo:border-right="0.06pt solid #000000" fo:border-top="0.06pt solid #000000"/>
      <style:text-properties fo:color="#ccff66"/>
    </style:style>
    <style:style style:name="ce6" style:family="table-cell" style:parent-style-name="Default">
      <style:table-cell-properties fo:border-bottom="none" fo:background-color="#ccff66" fo:border-left="none" fo:border-right="0.06pt solid #000000" fo:border-top="none"/>
      <style:text-properties fo:color="#000000"/>
    </style:style>
    <style:style style:name="ce7" style:family="table-cell" style:parent-style-name="Default">
      <style:table-cell-properties fo:border-bottom="0.06pt solid #000000" fo:background-color="#ccff66" fo:border-left="none" fo:border-right="0.06pt solid #000000" fo:border-top="none"/>
      <style:text-properties fo:color="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Black-Scholes Mod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float" office:value="0.00346" calcext:value-type="float">
            <text:p>0,0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idend</text:p>
          </table:table-cell>
          <table:table-cell office:value-type="float" office:value="0.00145" calcext:value-type="float">
            <text:p>0,001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atility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plus</text:p>
          </table:table-cell>
          <table:table-cell table:formula="of:=+1/([.$D$10]*SQRT([.$D$7]))*LN([.$D$5]/([.$D$6]*EXP(-([.$D$8]-[.$D$9])*[.$D$7])))+1/2*[.$D$10]*SQRT([.$D$7])" office:value-type="float" office:value="4.5280710262842" calcext:value-type="float">
            <text:p>4,5280710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_minus</text:p>
          </table:table-cell>
          <table:table-cell table:formula="of:=+1/([.$D$10]*SQRT([.$D$7]))*LN([.$D$5]/([.$D$6]*EXP(-([.$D$8]-[.$D$9])*[.$D$7])))-1/2*[.$D$10]*SQRT([.$D$7])" office:value-type="float" office:value="4.4780710262842" calcext:value-type="float">
            <text:p>4,4780710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ce Put</text:p>
          </table:table-cell>
          <table:table-cell table:formula="of:=+[.$D$6]*EXP(-[.$D$8]*[.$D$7])*LEGACY.NORMSDIST(-[.$D$12])-[.$D$5]*EXP(-[.$D$9]*[.$D$7])*LEGACY.NORMSDIST(-[.$D$11])" office:value-type="float" office:value="0.0000000304990191238454" calcext:value-type="float">
            <text:p>3,04990191238454E-008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rice Call</text:p>
          </table:table-cell>
          <table:table-cell table:style-name="ce7" table:formula="of:=-[.$D$6]*EXP(-[.$D$8]*[.$D$7])*LEGACY.NORMSDIST([.$D$12])+[.$D$5]*EXP(-[.$D$9]*[.$D$7])*LEGACY.NORMSDIST([.$D$11])" office:value-type="float" office:value="0.201314298119223" calcext:value-type="float">
            <text:p>0,2013142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01:16:00.551043920</meta:creation-date>
    <dc:date>2014-10-24T01:47:00.591654000</dc:date>
    <meta:editing-duration>PT14M49S</meta:editing-duration>
    <meta:editing-cycles>1</meta:editing-cycles>
    <meta:document-statistic meta:table-count="1" meta:cell-count="21" meta:object-count="0"/>
    <meta:generator>LibreOffice/4.2.6.3$Linux_x86 LibreOffice_project/420m0$Build-3</meta:generator>
  </office:meta>
</office:document-meta>
</file>